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ferencia" style:family="table">
      <style:table-properties style:width="15.131cm" style:rel-width="89%" table:align="center"/>
    </style:style>
    <style:style style:name="Referencia.A" style:family="table-column">
      <style:table-column-properties style:column-width="0.848cm" style:rel-column-width="422*"/>
    </style:style>
    <style:style style:name="Referencia.B" style:family="table-column">
      <style:table-column-properties style:column-width="2.293cm" style:rel-column-width="1139*"/>
    </style:style>
    <style:style style:name="Referencia.C" style:family="table-column">
      <style:table-column-properties style:column-width="7.856cm" style:rel-column-width="3904*"/>
    </style:style>
    <style:style style:name="Referencia.D" style:family="table-column">
      <style:table-column-properties style:column-width="1.653cm" style:rel-column-width="821*"/>
    </style:style>
    <style:style style:name="Referencia.E" style:family="table-column">
      <style:table-column-properties style:column-width="2.48cm" style:rel-column-width="1232*"/>
    </style:style>
    <style:style style:name="Referencia.A1" style:family="table-cell">
      <style:table-cell-properties fo:padding="0.097cm" fo:border-left="0.05pt solid #000000" fo:border-right="none" fo:border-top="0.05pt solid #000000" fo:border-bottom="0.05pt solid #000000"/>
    </style:style>
    <style:style style:name="Referencia.E1" style:family="table-cell">
      <style:table-cell-properties fo:padding="0.097cm" fo:border="0.05pt solid #000000"/>
    </style:style>
    <style:style style:name="Referencia.A2" style:family="table-cell">
      <style:table-cell-properties fo:padding="0.097cm" fo:border-left="0.05pt solid #000000" fo:border-right="none" fo:border-top="none" fo:border-bottom="0.05pt solid #000000"/>
    </style:style>
    <style:style style:name="Referencia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981cm" table:align="center"/>
    </style:style>
    <style:style style:name="Tabela1.A" style:family="table-column">
      <style:table-column-properties style:column-width="4.02cm"/>
    </style:style>
    <style:style style:name="Tabela1.B" style:family="table-column">
      <style:table-column-properties style:column-width="7.987cm"/>
    </style:style>
    <style:style style:name="Tabela1.C" style:family="table-column">
      <style:table-column-properties style:column-width="3.97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e4dd" officeooo:paragraph-rsid="0015e4dd"/>
    </style:style>
    <style:style style:name="P2" style:family="paragraph" style:parent-style-name="Standard">
      <style:paragraph-properties fo:text-align="start" style:justify-single-word="false"/>
      <style:text-properties officeooo:rsid="0015e4dd" officeooo:paragraph-rsid="0015e4dd"/>
    </style:style>
    <style:style style:name="P3" style:family="paragraph" style:parent-style-name="Standard">
      <style:text-properties officeooo:paragraph-rsid="0015e4dd"/>
    </style:style>
    <style:style style:name="P4" style:family="paragraph" style:parent-style-name="Standard">
      <style:paragraph-properties fo:text-align="start" style:justify-single-word="false"/>
      <style:text-properties officeooo:rsid="0017af96" officeooo:paragraph-rsid="0017af96"/>
    </style:style>
    <style:style style:name="P5" style:family="paragraph" style:parent-style-name="Standard">
      <style:paragraph-properties fo:text-align="center" style:justify-single-word="false"/>
      <style:text-properties officeooo:rsid="0017af96" officeooo:paragraph-rsid="0017af96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5e4dd"/>
    </style:style>
    <style:style style:name="P8" style:family="paragraph" style:parent-style-name="Table_20_Contents">
      <style:paragraph-properties fo:text-align="center" style:justify-single-word="false"/>
      <style:text-properties officeooo:rsid="0015e4dd" officeooo:paragraph-rsid="0015e4dd"/>
    </style:style>
    <style:style style:name="P9" style:family="paragraph" style:parent-style-name="Table_20_Contents">
      <style:paragraph-properties fo:text-align="center" style:justify-single-word="false"/>
      <style:text-properties officeooo:rsid="0017af96" officeooo:paragraph-rsid="0017af96"/>
    </style:style>
    <style:style style:name="T1" style:family="text">
      <style:text-properties officeooo:rsid="0015e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 de Referencia aos Tokens</text:p>
      <text:p text:style-name="P1"/>
      <table:table table:name="Referencia" table:style-name="Referencia">
        <table:table-column table:style-name="Referencia.A"/>
        <table:table-column table:style-name="Referencia.B"/>
        <table:table-column table:style-name="Referencia.C"/>
        <table:table-column table:style-name="Referencia.D"/>
        <table:table-column table:style-name="Referencia.E"/>
        <table:table-row>
          <table:table-cell table:style-name="Referencia.A1" office:value-type="string">
            <text:p text:style-name="P8">ID</text:p>
          </table:table-cell>
          <table:table-cell table:style-name="Referencia.A1" office:value-type="string">
            <text:p text:style-name="P8">NOME</text:p>
          </table:table-cell>
          <table:table-cell table:style-name="Referencia.A1" office:value-type="string">
            <text:p text:style-name="P8">REGEX</text:p>
          </table:table-cell>
          <table:table-cell table:style-name="Referencia.A1" office:value-type="string">
            <text:p text:style-name="P8">TOKEN</text:p>
          </table:table-cell>
          <table:table-cell table:style-name="Referencia.E1" office:value-type="string">
            <text:p text:style-name="P8">TIPO</text:p>
          </table:table-cell>
        </table:table-row>
        <table:table-row>
          <table:table-cell table:style-name="Referencia.A2" office:value-type="string">
            <text:p text:style-name="P8">001</text:p>
          </table:table-cell>
          <table:table-cell table:style-name="Referencia.A2" office:value-type="string">
            <text:p text:style-name="P8">DECIMAL</text:p>
          </table:table-cell>
          <table:table-cell table:style-name="Referencia.A2" office:value-type="string">
            <text:p text:style-name="P8">{DIGIT}+</text:p>
          </table:table-cell>
          <table:table-cell table:style-name="Referencia.A2" office:value-type="string">
            <text:p text:style-name="P8">ND</text:p>
          </table:table-cell>
          <table:table-cell table:style-name="Referencia.E2" office:value-type="string">
            <text:p text:style-name="P8">NUMERICO</text:p>
          </table:table-cell>
        </table:table-row>
        <table:table-row>
          <table:table-cell table:style-name="Referencia.A2" office:value-type="string">
            <text:p text:style-name="P8">002</text:p>
          </table:table-cell>
          <table:table-cell table:style-name="Referencia.A2" office:value-type="string">
            <text:p text:style-name="P6">-<text:span text:style-name="T1">DECIMAL</text:span></text:p>
          </table:table-cell>
          <table:table-cell table:style-name="Referencia.A2" office:value-type="string">
            <text:p text:style-name="P6">-<text:span text:style-name="T1">{DIGIT}+</text:span></text:p>
          </table:table-cell>
          <table:table-cell table:style-name="Referencia.A2" office:value-type="string">
            <text:p text:style-name="P8">NDN</text:p>
          </table:table-cell>
          <table:table-cell table:style-name="Referencia.E2" office:value-type="string">
            <text:p text:style-name="P8">NUMERICO</text:p>
          </table:table-cell>
        </table:table-row>
        <table:table-row>
          <table:table-cell table:style-name="Referencia.A2" office:value-type="string">
            <text:p text:style-name="P8">003</text:p>
          </table:table-cell>
          <table:table-cell table:style-name="Referencia.A2" office:value-type="string">
            <text:p text:style-name="P8">FLOAT</text:p>
          </table:table-cell>
          <table:table-cell table:style-name="Referencia.A2" office:value-type="string">
            <text:p text:style-name="P8">{DIGIT}*\.{DIGIT}+|{DIGIT}+\.{DIGIT}*</text:p>
          </table:table-cell>
          <table:table-cell table:style-name="Referencia.A2" office:value-type="string">
            <text:p text:style-name="P8">NF</text:p>
          </table:table-cell>
          <table:table-cell table:style-name="Referencia.E2" office:value-type="string">
            <text:p text:style-name="P8">NUMERICO</text:p>
          </table:table-cell>
        </table:table-row>
        <table:table-row>
          <table:table-cell table:style-name="Referencia.A2" office:value-type="string">
            <text:p text:style-name="P8">004</text:p>
          </table:table-cell>
          <table:table-cell table:style-name="Referencia.A2" office:value-type="string">
            <text:p text:style-name="P8">-FLOAT</text:p>
          </table:table-cell>
          <table:table-cell table:style-name="Referencia.A2" office:value-type="string">
            <text:p text:style-name="P8">-{FLOAT}</text:p>
          </table:table-cell>
          <table:table-cell table:style-name="Referencia.A2" office:value-type="string">
            <text:p text:style-name="P8">NFN</text:p>
          </table:table-cell>
          <table:table-cell table:style-name="Referencia.E2" office:value-type="string">
            <text:p text:style-name="P8">NUMERICO</text:p>
          </table:table-cell>
        </table:table-row>
        <table:table-row>
          <table:table-cell table:style-name="Referencia.A2" office:value-type="string">
            <text:p text:style-name="P8">005</text:p>
          </table:table-cell>
          <table:table-cell table:style-name="Referencia.A2" office:value-type="string">
            <text:p text:style-name="P8">HEX</text:p>
          </table:table-cell>
          <table:table-cell table:style-name="Referencia.A2" office:value-type="string">
            <text:p text:style-name="P8">0x[0-9A-Fa-f]+</text:p>
          </table:table-cell>
          <table:table-cell table:style-name="Referencia.A2" office:value-type="string">
            <text:p text:style-name="P8">NF</text:p>
          </table:table-cell>
          <table:table-cell table:style-name="Referencia.E2" office:value-type="string">
            <text:p text:style-name="P8">NUMERICO</text:p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  <table:table-row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A2" office:value-type="string">
            <text:p text:style-name="P6"/>
          </table:table-cell>
          <table:table-cell table:style-name="Referencia.E2" office:value-type="string">
            <text:p text:style-name="P6"/>
          </table:table-cell>
        </table:table-row>
      </table:table>
      <text:p text:style-name="P2"/>
      <text:p text:style-name="P5">Elementos Definido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NOME</text:p>
          </table:table-cell>
          <table:table-cell table:style-name="Tabela1.A1" office:value-type="string">
            <text:p text:style-name="P9">REGEX</text:p>
          </table:table-cell>
          <table:table-cell table:style-name="Tabela1.C1" office:value-type="string">
            <text:p text:style-name="P9">TIPO</text:p>
          </table:table-cell>
        </table:table-row>
        <table:table-row>
          <table:table-cell table:style-name="Tabela1.A2" office:value-type="string">
            <text:p text:style-name="P8">DIGIT</text:p>
          </table:table-cell>
          <table:table-cell table:style-name="Tabela1.A2" office:value-type="string">
            <text:p text:style-name="P8">[0-9]</text:p>
          </table:table-cell>
          <table:table-cell table:style-name="Tabela1.C2" office:value-type="string">
            <text:p text:style-name="P8">NUMERICO</text:p>
          </table:table-cell>
        </table:table-row>
        <table:table-row>
          <table:table-cell table:style-name="Tabela1.A2" office:value-type="string">
            <text:p text:style-name="P9">SPACE <text:s text:c="2"/></text:p>
          </table:table-cell>
          <table:table-cell table:style-name="Tabela1.A2" office:value-type="string">
            <text:p text:style-name="P9">[\ \t]</text:p>
          </table:table-cell>
          <table:table-cell table:style-name="Tabela1.C2" office:value-type="string">
            <text:p text:style-name="P9">BRANCO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C2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</meta:initial-creator>
    <meta:creation-date>2015-04-14T13:57:56.709209800</meta:creation-date>
    <dc:date>2015-04-14T14:18:51.494271868</dc:date>
    <dc:creator>Thiago </dc:creator>
    <meta:editing-duration>PT5M28S</meta:editing-duration>
    <meta:editing-cycles>1</meta:editing-cycles>
    <meta:document-statistic meta:table-count="2" meta:image-count="0" meta:object-count="0" meta:page-count="1" meta:paragraph-count="41" meta:word-count="47" meta:character-count="293" meta:non-whitespace-character-count="284"/>
    <meta:generator>LibreOffice/4.3.3.2$Linux_X86_64 LibreOffice_project/430m0$Build-2</meta:generator>
  </office:meta>
</office:document-meta>
</file>